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 table:number-columns-repeated="2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table:style-name="Default"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4977.26</text:p>
          </table:table-cell>
          <table:table-cell table:number-columns-repeated="999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5">00.00.0000</text:date>, <text:time style:data-style-name="N2" text:time-value="19:50:51.11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25T19:53:41.231000000</dc:date>
    <meta:editing-duration>P7DT15H32M21S</meta:editing-duration>
    <meta:editing-cycles>3339</meta:editing-cycles>
    <meta:document-statistic meta:table-count="6" meta:cell-count="9201" meta:object-count="0"/>
    <meta:user-defined meta:name="qrichtext">1</meta:user-defined>
  </office:meta>
</office:document-meta>
</file>